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0.766cm" fo:min-width="3.429cm" draw:shadow="visible"/>
      <style:paragraph-properties style:writing-mode="lr-tb"/>
    </style:style>
    <style:style style:name="gr3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2.671cm" fo:min-width="5.08cm" draw:shadow="visible"/>
      <style:paragraph-properties style:writing-mode="lr-tb"/>
    </style:style>
    <style:style style:name="gr4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gr5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6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1.782cm" fo:min-width="3.048cm" draw:shadow="visible"/>
      <style:paragraph-properties style:writing-mode="lr-tb"/>
    </style:style>
    <style:style style:name="gr7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2.036cm" fo:min-width="5.842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6.35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231cm"/>
      <style:paragraph-properties style:writing-mode="lr-tb"/>
    </style:style>
    <style:style style:name="gr12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82cm" fo:min-width="4.953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66cm" fo:min-width="3.302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9cm" fo:min-width="4.445cm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28cm" fo:min-width="3.048cm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3.81cm"/>
      <style:paragraph-properties style:writing-mode="lr-tb"/>
    </style:style>
    <style:style style:name="gr21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1.782cm" fo:min-width="5.461cm" draw:shadow="visible"/>
      <style:paragraph-properties style:writing-mode="lr-tb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gr23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51cm" fo:min-width="3.525cm"/>
      <style:paragraph-properties style:writing-mode="lr-tb"/>
    </style:style>
    <style:style style:name="gr25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2.036cm" fo:min-width="4.826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8" style:family="paragraph"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066cm" svg:y1="3.056cm" svg:x2="9.779cm" svg:y2="2.159cm" draw:start-shape="id1" draw:start-glue-point="4" draw:end-shape="id2" draw:end-glue-point="2" svg:d="M10066 3056l-287-897" svg:viewBox="0 0 288 898">
          <text:p/>
        </draw:connector>
        <draw:connector draw:style-name="gr1" draw:text-style-name="P1" draw:layer="layout" draw:type="line" svg:x1="10.07cm" svg:y1="6.477cm" svg:x2="10.069cm" svg:y2="5.715cm" draw:start-shape="id3" draw:start-glue-point="4" draw:end-shape="id4" draw:end-glue-point="2" svg:d="M10070 6477l-1-762" svg:viewBox="0 0 2 763">
          <text:p/>
        </draw:connector>
        <draw:connector draw:style-name="gr1" draw:text-style-name="P1" draw:layer="layout" draw:type="line" svg:x1="2.336cm" svg:y1="10.133cm" svg:x2="4.508cm" svg:y2="9.271cm" draw:start-shape="id5" draw:start-glue-point="4" draw:end-shape="id6" draw:end-glue-point="2" svg:d="M2336 10133l2172-862" svg:viewBox="0 0 2173 863">
          <text:p/>
        </draw:connector>
        <draw:custom-shape draw:style-name="gr2" draw:text-style-name="P3" xml:id="id7" draw:id="id7" draw:layer="layout" svg:width="3.429cm" svg:height="1.016cm" svg:x="16.129cm" svg:y="10.414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7.843cm" svg:y1="10.414cm" svg:x2="17.081cm" svg:y2="9.525cm" draw:start-shape="id7" draw:start-glue-point="0" draw:end-shape="id8" draw:end-glue-point="2" svg:d="M17843 10414l-762-889" svg:viewBox="0 0 763 890">
          <text:p/>
        </draw:connector>
        <draw:custom-shape draw:style-name="gr3" draw:text-style-name="P3" xml:id="id18" draw:id="id18" draw:layer="layout" svg:width="5.08cm" svg:height="2.921cm" svg:x="14.732cm" svg:y="17.526cm">
          <text:p text:style-name="P2"><text:span text:style-name="T1">Current test coverage (100%) shown at https://codecov.io/gh/</text:span><text:span text:style-name="T1"><text:line-break/></text:span><text:span text:style-name="T1">coreinfrastructure/best-practices-ba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556cm" svg:height="1.397cm" svg:x="12.573cm" svg:y="20.828cm">
          <text:p text:style-name="P2"><text:span text:style-name="T1">File `.circleci/</text:span><text:span text:style-name="T1"><text:line-break/></text:span><text:span text:style-name="T1">config.yml` runs t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429cm" svg:height="1.016cm" svg:x="15.875cm" svg:y="15.24cm">
          <text:p text:style-name="P2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136cm" svg:y1="15.422cm" svg:x2="12.636cm" svg:y2="14.605cm" draw:start-shape="id9" draw:start-glue-point="5" draw:end-shape="id10" draw:end-glue-point="2" svg:d="M13136 15422l-500-817" svg:viewBox="0 0 501 818">
          <text:p/>
        </draw:connector>
        <draw:connector draw:style-name="gr1" draw:text-style-name="P1" draw:layer="layout" draw:type="line" svg:x1="17.589cm" svg:y1="15.24cm" svg:x2="17.018cm" svg:y2="14.224cm" draw:start-shape="id11" draw:start-glue-point="0" draw:end-shape="id12" draw:end-glue-point="2" svg:d="M17589 15240l-571-1016" svg:viewBox="0 0 572 1017">
          <text:p/>
        </draw:connector>
        <draw:custom-shape draw:style-name="gr6" draw:text-style-name="P3" xml:id="id20" draw:id="id20" draw:layer="layout" svg:width="3.048cm" svg:height="2.032cm" svg:x="1.016cm" svg:y="20.574cm">
          <text:p text:style-name="P2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1" draw:id="id21" draw:layer="layout" svg:width="5.842cm" svg:height="2.286cm" svg:x="4.572cm" svg:y="22.352cm">
          <text:p text:style-name="P2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.239cm" svg:y1="18.959cm" svg:x2="2.54cm" svg:y2="17.145cm" draw:start-shape="id13" draw:start-glue-point="4" draw:end-shape="id14" svg:d="M3239 18959l-699-1814" svg:viewBox="0 0 700 1815">
          <text:p/>
        </draw:connector>
        <draw:custom-shape draw:style-name="gr8" draw:text-style-name="P4" xml:id="id2" draw:id="id2" draw:layer="layout" svg:width="6.858cm" svg:height="1.27cm" svg:x="6.35cm" svg:y="0.889cm">
          <text:p text:style-name="P2"><text:span text:style-name="T1">Security is implemented in integration &amp; ver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381cm" svg:height="0.381cm" svg:x="9.875cm" svg:y="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256cm" svg:y1="3.247cm" svg:x2="13.716cm" svg:y2="2.476cm" draw:start-shape="id1" draw:start-glue-point="10" draw:end-shape="id15" draw:end-glue-point="3" svg:d="M10256 3247l3460-771" svg:viewBox="0 0 3461 772">
          <text:p/>
        </draw:connector>
        <draw:connector draw:style-name="gr10" draw:text-style-name="P1" draw:layer="layout" draw:type="line" svg:x1="10.069cm" svg:y1="4.064cm" svg:x2="10.066cm" svg:y2="3.056cm" draw:start-shape="id4" draw:start-glue-point="0" draw:end-shape="id1" draw:end-glue-point="4" svg:d="M10069 4064l-3-1008" svg:viewBox="0 0 4 1009">
          <text:p/>
        </draw:connector>
        <draw:custom-shape draw:style-name="gr11" draw:text-style-name="P4" xml:id="id4" draw:id="id4" draw:layer="layout" svg:width="6.731cm" svg:height="1.651cm" svg:x="6.704cm" svg:y="4.064cm">
          <text:p text:style-name="P2"><text:span text:style-name="T1">Static &amp; dynamic verifications are performed and enforced on all integrations, reducing risk</text:span></text:p>
          <draw:enhanced-geometry svg:viewBox="0 0 21600 21600" draw:type="rectangle" draw:enhanced-path="M 0 0 L 21600 0 21600 21600 0 21600 0 0 Z N"/>
        </draw:custom-shape>
        <draw:polyline draw:style-name="gr12" draw:text-style-name="P7" xml:id="id15" draw:id="id15" draw:layer="layout" svg:width="2.539cm" svg:height="1.396cm" svg:x="13.716cm" svg:y="1.778cm" svg:viewBox="0 0 2540 1397" draw:points="2540,0 0,0 0,1397 2540,1397">
          <text:p text:style-name="P6"><text:span text:style-name="T2">Verification steps</text:span><text:span text:style-name="T2"><text:line-break/></text:span><text:span text:style-name="T2">reduce risk</text:span></text:p>
        </draw:polyline>
        <draw:custom-shape draw:style-name="gr13" draw:text-style-name="P4" xml:id="id6" draw:id="id6" draw:layer="layout" svg:width="4.445cm" svg:height="1.651cm" svg:x="2.286cm" svg:y="7.62cm">
          <text:p text:style-name="P2"><text:span text:style-name="T1">Static verifications</text:span><text:span text:style-name="T1"><text:line-break/></text:span><text:span text:style-name="T1">are perfo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2" draw:id="id22" draw:layer="layout" svg:width="4.445cm" svg:height="1.651cm" svg:x="8.509cm" svg:y="7.62cm">
          <text:p text:style-name="P2"><text:span text:style-name="T1">Dynamic verifications are perform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8" draw:id="id8" draw:layer="layout" svg:width="4.953cm" svg:height="2.032cm" svg:x="14.605cm" svg:y="7.493cm">
          <text:p text:style-name="P2"><text:span text:style-name="T1">Successful verification required by continuous integration before deploy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3.302cm" svg:height="1.016cm" svg:x="0.889cm" svg:y="16.129cm">
          <text:p text:style-name="P2"><text:span text:style-name="T1">Style checks</text:span><text:span text:style-name="T1"><text:line-break/>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7" draw:id="id17" draw:layer="layout" svg:width="4.445cm" svg:height="1.651cm" svg:x="3.048cm" svg:y="14.097cm">
          <text:p text:style-name="P2"><text:span text:style-name="T1">Source code analyzed for weaknesses &amp; all issues resolve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4.445cm" svg:height="2.159cm" svg:x="10.414cm" svg:y="12.446cm">
          <text:p text:style-name="P2"><text:span text:style-name="T1">Automated testing performed with excellent statement cove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2" draw:id="id12" draw:layer="layout" svg:width="3.048cm" svg:height="1.778cm" svg:x="15.494cm" svg:y="12.446cm">
          <text:p text:style-name="P2"><text:span text:style-name="T1">Negative tests failed as desi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3.81cm" svg:height="1.651cm" svg:x="5.969cm" svg:y="9.525cm">
          <text:p text:style-name="P2"><text:span text:style-name="T1">All reused components are verified as FLO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5.461cm" svg:height="2.032cm" svg:x="5.969cm" svg:y="18.796cm">
          <text:p text:style-name="P2"><text:span text:style-name="T1">File `.github/workflows/</text:span><text:span text:style-name="T1"><text:line-break/></text:span><text:span text:style-name="T1">main.yml` runs source code weakness analyzer Brakema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699cm" svg:y1="18.796cm" svg:x2="5.27cm" svg:y2="15.748cm" draw:start-shape="id16" draw:start-glue-point="0" draw:end-shape="id17" draw:end-glue-point="2" svg:d="M8699 18796l-3429-3048" svg:viewBox="0 0 3430 3049">
          <text:p/>
        </draw:connector>
        <draw:custom-shape draw:style-name="gr22" draw:text-style-name="P5" xml:id="id9" draw:id="id9" draw:layer="layout" svg:width="0.381cm" svg:height="0.381cm" svg:x="13.081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3.407cm" svg:y1="15.693cm" svg:x2="17.272cm" svg:y2="17.526cm" draw:start-shape="id9" draw:start-glue-point="9" draw:end-shape="id18" draw:end-glue-point="0" svg:d="M13407 15693l3865 1833" svg:viewBox="0 0 3866 1834">
          <text:p/>
        </draw:connector>
        <draw:connector draw:style-name="gr10" draw:text-style-name="P1" draw:layer="layout" draw:type="line" svg:x1="13.272cm" svg:y1="15.748cm" svg:x2="14.351cm" svg:y2="20.828cm" draw:start-shape="id9" draw:start-glue-point="8" draw:end-shape="id19" draw:end-glue-point="0" svg:d="M13272 15748l1079 5080" svg:viewBox="0 0 1080 5081">
          <text:p/>
        </draw:connector>
        <draw:connector draw:style-name="gr10" draw:text-style-name="P1" draw:layer="layout" draw:type="line" svg:x1="15.875cm" svg:y1="15.748cm" svg:x2="13.462cm" svg:y2="15.558cm" draw:start-shape="id11" draw:start-glue-point="3" draw:end-shape="id9" draw:end-glue-point="10" svg:d="M15875 15748l-2413-190" svg:viewBox="0 0 2414 191">
          <text:p/>
        </draw:connector>
        <draw:custom-shape draw:style-name="gr22" draw:text-style-name="P5" xml:id="id13" draw:id="id13" draw:layer="layout" svg:width="0.381cm" svg:height="0.381cm" svg:x="3.048cm" svg:y="18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54cm" svg:y1="20.574cm" svg:x2="3.239cm" svg:y2="19.34cm" draw:start-shape="id20" draw:start-glue-point="0" draw:end-shape="id13" draw:end-glue-point="8" svg:d="M2540 20574l699-1234" svg:viewBox="0 0 700 1235">
          <text:p/>
        </draw:connector>
        <draw:connector draw:style-name="gr10" draw:text-style-name="P1" draw:layer="layout" draw:type="line" svg:x1="7.493cm" svg:y1="22.352cm" svg:x2="3.374cm" svg:y2="19.285cm" draw:start-shape="id21" draw:start-glue-point="0" draw:end-shape="id13" draw:end-glue-point="9" svg:d="M7493 22352l-4119-3067" svg:viewBox="0 0 4120 3068">
          <text:p/>
        </draw:connector>
        <draw:custom-shape draw:style-name="gr22" draw:text-style-name="P5" xml:id="id3" draw:id="id3" draw:layer="layout" svg:width="0.381cm" svg:height="0.381cm" svg:x="9.879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508cm" svg:y1="7.62cm" svg:x2="9.879cm" svg:y2="6.668cm" draw:start-shape="id6" draw:start-glue-point="0" draw:end-shape="id3" draw:end-glue-point="6" svg:d="M4508 7620l5371-952" svg:viewBox="0 0 5372 953">
          <text:p/>
        </draw:connector>
        <draw:connector draw:style-name="gr10" draw:text-style-name="P1" draw:layer="layout" draw:type="line" svg:x1="10.731cm" svg:y1="7.62cm" svg:x2="10.07cm" svg:y2="6.858cm" draw:start-shape="id22" draw:start-glue-point="0" draw:end-shape="id3" draw:end-glue-point="8" svg:d="M10731 7620l-661-762" svg:viewBox="0 0 662 763">
          <text:p/>
        </draw:connector>
        <draw:connector draw:style-name="gr10" draw:text-style-name="P1" draw:layer="layout" draw:type="line" svg:x1="17.081cm" svg:y1="7.493cm" svg:x2="10.26cm" svg:y2="6.668cm" draw:start-shape="id8" draw:start-glue-point="0" draw:end-shape="id3" draw:end-glue-point="10" svg:d="M17081 7493l-6821-825" svg:viewBox="0 0 6822 826">
          <text:p/>
        </draw:connector>
        <draw:connector draw:style-name="gr1" draw:text-style-name="P1" draw:layer="layout" draw:type="line" svg:x1="12.501cm" svg:y1="10.45cm" svg:x2="10.732cm" svg:y2="9.272cm" draw:start-shape="id23" draw:start-glue-point="5" svg:d="M12501 10450l-1769-1178" svg:viewBox="0 0 1770 1179">
          <text:p/>
        </draw:connector>
        <draw:custom-shape draw:style-name="gr22" draw:text-style-name="P5" xml:id="id23" draw:id="id23" draw:layer="layout" svg:width="0.381cm" svg:height="0.381cm" svg:x="12.446cm" svg:y="10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5" draw:id="id5" draw:layer="layout" svg:width="0.381cm" svg:height="0.381cm" svg:x="2.145cm" svg:y="10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636cm" svg:y1="12.446cm" svg:x2="12.637cm" svg:y2="10.776cm" draw:start-shape="id10" draw:start-glue-point="0" draw:end-shape="id23" draw:end-glue-point="8" svg:d="M12636 12446l1-1670" svg:viewBox="0 0 2 1671">
          <text:p/>
        </draw:connector>
        <draw:connector draw:style-name="gr10" draw:text-style-name="P1" draw:layer="layout" draw:type="line" svg:x1="17.018cm" svg:y1="12.446cm" svg:x2="12.827cm" svg:y2="10.586cm" draw:start-shape="id12" draw:start-glue-point="0" draw:end-shape="id23" draw:end-glue-point="10" svg:d="M17018 12446l-4191-1860" svg:viewBox="0 0 4192 1861">
          <text:p/>
        </draw:connector>
        <draw:connector draw:style-name="gr10" draw:text-style-name="P1" draw:layer="layout" draw:type="line" svg:x1="2.54cm" svg:y1="16.129cm" svg:x2="2.145cm" svg:y2="10.324cm" draw:start-shape="id14" draw:start-glue-point="0" draw:end-shape="id5" draw:end-glue-point="6" svg:d="M2540 16129l-395-5805" svg:viewBox="0 0 396 5806">
          <text:p/>
        </draw:connector>
        <draw:connector draw:style-name="gr10" draw:text-style-name="P1" draw:layer="layout" draw:type="line" svg:x1="5.27cm" svg:y1="14.097cm" svg:x2="2.336cm" svg:y2="10.514cm" draw:start-shape="id17" draw:start-glue-point="0" draw:end-shape="id5" draw:end-glue-point="8" svg:d="M5270 14097l-2934-3583" svg:viewBox="0 0 2935 3584">
          <text:p/>
        </draw:connector>
        <draw:connector draw:style-name="gr10" draw:text-style-name="P1" draw:layer="layout" draw:type="line" svg:x1="5.969cm" svg:y1="10.35cm" svg:x2="2.526cm" svg:y2="10.324cm" draw:start-shape="id24" draw:start-glue-point="3" draw:end-shape="id5" draw:end-glue-point="10" svg:d="M5969 10350l-3443-26" svg:viewBox="0 0 3444 27">
          <text:p/>
        </draw:connector>
        <draw:custom-shape draw:style-name="gr23" draw:text-style-name="P3" draw:layer="layout" svg:width="3.556cm" svg:height="1.397cm" svg:x="4.826cm" svg:y="11.811cm">
          <text:p text:style-name="P2"><text:span text:style-name="T1">File `.circleci/</text:span><text:span text:style-name="T1"><text:line-break/></text:span><text:span text:style-name="T1">config.yml` runs license_fi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9.001cm" svg:y1="11.75cm" svg:x2="7.874cm" svg:y2="11.176cm" draw:start-shape="id25" draw:start-glue-point="5" draw:end-shape="id24" draw:end-glue-point="2" svg:d="M9001 11750l-1127-574" svg:viewBox="0 0 1128 575">
          <text:p/>
        </draw:connector>
        <draw:custom-shape draw:style-name="gr24" draw:text-style-name="P8" draw:layer="layout" svg:width="4.191cm" svg:height="2.667cm" svg:x="0.889cm" svg:y="0.762cm">
          <text:p text:style-name="P8"><text:span text:style-name="T3">Security in Integration &amp; Verific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5" draw:text-style-name="P3" xml:id="id26" draw:id="id26" draw:layer="layout" svg:width="4.826cm" svg:height="2.286cm" svg:x="7.874cm" svg:y="15.367cm">
          <text:p text:style-name="P2"><text:span text:style-name="T1">FOSSA check invoked by https://github.com/</text:span><text:span text:style-name="T1"><text:line-break/></text:span><text:span text:style-name="T1">coreinfatrusture/best-practices-badge/settings/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25" draw:id="id25" draw:layer="layout" svg:width="0.381cm" svg:height="0.381cm" svg:x="8.946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.582cm" svg:y1="12.309cm" svg:x2="9.001cm" svg:y2="12.021cm" draw:end-shape="id25" draw:end-glue-point="7" svg:d="M8582 12309l419-288" svg:viewBox="0 0 420 289">
          <text:p/>
        </draw:connector>
        <draw:connector draw:style-name="gr10" draw:text-style-name="P1" draw:layer="layout" draw:type="line" svg:x1="10.287cm" svg:y1="15.367cm" svg:x2="9.137cm" svg:y2="12.076cm" draw:start-shape="id26" draw:start-glue-point="0" draw:end-shape="id25" draw:end-glue-point="8" svg:d="M10287 15367l-1150-3291" svg:viewBox="0 0 1151 32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5T23:32:05.007860366</dc:date>
    <meta:editing-duration>P2DT6H24M2S</meta:editing-duration>
    <meta:editing-cycles>64</meta:editing-cycles>
    <meta:generator>LibreOffice/6.4.6.2$MacOSX_X86_64 LibreOffice_project/0ce51a4fd21bff07a5c061082cc82c5ed232f115</meta:generator>
    <meta:document-statistic meta:object-count="55"/>
  </office:meta>
</office:document-meta>
</file>